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, <draw:frame draw:style-name="fr1" draw:name="Object1" text:anchor-type="as-char" svg:width="0.2272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imeon Warner</meta:initial-creator>
    <meta:creation-date>2010-10-27T22:25:17</meta:creation-date>
    <dc:creator>Simeon Warner</dc:creator>
    <dc:date>2010-10-27T22:34:03</dc:date>
    <meta:editing-cycles>1</meta:editing-cycles>
    <meta:editing-duration>PT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1" meta:word-count="2" meta:character-count="1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p>
      <math:mi>a</math:mi>
      <math:mn>2</math:mn>
    </math:msup>
    <math:annotation math:encoding="StarMath 5.0">a^2 </math:annotation>
  </math:semantics>
</math:math>
</file>